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ambria" svg:font-family="Cambria"/>
    <style:font-face style:name="CourierNewPSMT" svg:font-family="CourierNewPSMT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Cambria" fo:font-size="12pt"/>
    </style:style>
    <style:style style:name="P2" style:family="paragraph" style:parent-style-name="Text_20_body" style:list-style-name="L1">
      <style:text-properties style:font-name="Cambria" fo:font-size="12pt"/>
    </style:style>
    <style:style style:name="P3" style:family="paragraph" style:parent-style-name="Text_20_body" style:list-style-name="L1">
      <style:text-properties style:font-name="Symbol" fo:font-size="12pt"/>
    </style:style>
    <style:style style:name="P4" style:family="paragraph" style:parent-style-name="Text_20_body">
      <style:text-properties officeooo:paragraph-rsid="001f6acc"/>
    </style:style>
    <style:style style:name="T1" style:family="text">
      <style:text-properties style:font-name="Cambria"/>
    </style:style>
    <style:style style:name="T2" style:family="text">
      <style:text-properties style:font-name="Cambria" fo:font-size="12pt"/>
    </style:style>
    <style:style style:name="T3" style:family="text">
      <style:text-properties style:font-name="CourierNewPSMT" fo:font-size="12pt"/>
    </style:style>
    <style:style style:name="T4" style:family="text">
      <style:text-properties style:font-name="CourierNewPSMT" fo:font-size="12pt" officeooo:rsid="001f46aa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 soon as I heard about DSM I knew that I wanted to be a part of it. After finishing bachelor and master studies at Faculty of sciences which participates in DSM, this was a natural extension of my education. The main strength of DSM is accessibility of professors and their desire to help. I am really happy to be here and I am looking forward to learning more and dealing with new chalenges everyday. I think there is no better start for joining the scientific community. </text:p>
      <text:list xml:id="list1782331327" text:style-name="L1">
        <text:list-item>
          <text:p text:style-name="P2">Name: Manojlo Vuković </text:p>
        </text:list-item>
        <text:list-item>
          <text:p text:style-name="P3"><text:span text:style-name="T1">Date and place of birth: 3.2.1993, Priština </text:span>• <text:span text:style-name="T1">Education: </text:span></text:p>
        </text:list-item>
      </text:list>
      <text:p text:style-name="P4"><text:span text:style-name="T3">o </text:span><text:span text:style-name="T2">Master studies, Faculty of Sciences, Department of Mathematics and Informatics, University of Novi Sad, Serbia (2014-2017) degree: Master in Mathematics Master thesis title: Fokker-Planck equation and its applications </text:span></text:p>
      <text:p text:style-name="P4"><text:span text:style-name="T3">o</text:span><text:span text:style-name="T2">Bachelor studies, Faculty of Sciences, Department of Mathematics and Informatics, University of Novi Sad, Serbia (2011-2014) degree: Bachelor in Mathematics, </text:span></text:p>
      <text:p text:style-name="Text_20_body">• <text:span text:style-name="T2">Employment history: </text:span><text:span text:style-name="T3">o </text:span><text:span text:style-name="T2">Assistant – Master, Faculty of Technical Sciences, University of Novi </text:span></text:p>
      <text:p text:style-name="Text_20_body"><text:span text:style-name="T2">Sad, Serbia (September 2018- now) </text:span><text:span text:style-name="T3">o </text:span><text:span text:style-name="T2">Teaching Associate, Faculty of Technical Sciences, University of Novi </text:span></text:p>
      <text:p text:style-name="Text_20_body"><text:span text:style-name="T2">Sad, Serbia (September 2016- September 2018) </text:span><text:span text:style-name="T3">o </text:span><text:span text:style-name="T2">Teaching Associate, Gymnasium Jovan Jovanović Zmaj, Novi Sad, </text:span></text:p>
      <text:p text:style-name="P1">Serbia (September 2017- September 2018)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Cambria" svg:font-family="Cambria"/>
    <style:font-face style:name="CourierNewPSMT" svg:font-family="CourierNewPSMT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08:52:31</meta:creation-date>
    <dc:date>2019-09-09T08:54:44</dc:date>
    <meta:editing-duration>PT31S</meta:editing-duration>
    <meta:editing-cycles>2</meta:editing-cycles>
    <meta:generator>LibreOffice/3.6$MacOSX_x86 LibreOffice_project/932b512-69e3009-7a10e5c-fc86223-a55908</meta:generator>
    <meta:document-statistic meta:table-count="0" meta:image-count="0" meta:object-count="0" meta:page-count="1" meta:paragraph-count="9" meta:word-count="199" meta:character-count="1284" meta:non-whitespace-character-count="1087"/>
  </office:meta>
</office:document-meta>
</file>